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5-09-0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5-06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5-03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5-01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4-08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4-06-2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3-12-1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3-06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3-03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2-12-1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2-06-2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2-01-2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1-04-1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6724" calcext:value-type="float">
            <text:p>18.74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7268" calcext:value-type="float">
            <text:p>18.52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194" calcext:value-type="float">
            <text:p>19.33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5276" calcext:value-type="float">
            <text:p>20.11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3241193925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" meta:object-count="0"/>
    <meta:user-defined meta:name="AppVersion">3.0</meta:user-defined>
  </office:meta>
</office:document-meta>
</file>